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Assert.assertThat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Assert.throwsException( Class &lt; ? extends Throwable &gt; excep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owableAssert.throwsMessage( String exceptio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ableAssert.ThrowableAssert(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